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2.395cm" table:align="left"/>
    </style:style>
    <style:style style:name="Tableau1.A" style:family="table-column">
      <style:table-column-properties style:column-width="6.308cm"/>
    </style:style>
    <style:style style:name="Tableau1.B" style:family="table-column">
      <style:table-column-properties style:column-width="1.78cm"/>
    </style:style>
    <style:style style:name="Tableau1.C" style:family="table-column">
      <style:table-column-properties style:column-width="2.559cm"/>
    </style:style>
    <style:style style:name="Tableau1.D" style:family="table-column">
      <style:table-column-properties style:column-width="1.74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rsid="000cc80a" officeooo:paragraph-rsid="000cc80a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cc80a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timation du Budget Hardware pour 8 Personnes</text:h>
      <text:h text:style-name="Heading_20_4" text:outline-level="4">1. PC Portable pour le Développement</text:h>
      <text:p text:style-name="Text_20_body">Chaque développeur a besoin d'un PC portable performant pour le développement quotidien.</text:p>
      <text:list xml:id="list468894988" text:style-name="L1">
        <text:list-item>
          <text:p text:style-name="P4"><text:span text:style-name="Strong_20_Emphasis">Configuration Recommandée :</text:span></text:p>
          <text:list>
            <text:list-item>
              <text:p text:style-name="P5">Processeur : Intel Core i7 ou AMD Ryzen 7</text:p>
            </text:list-item>
            <text:list-item>
              <text:p text:style-name="P5">RAM : 16 Go</text:p>
            </text:list-item>
            <text:list-item>
              <text:p text:style-name="P5">Stockage : SSD 512 Go</text:p>
            </text:list-item>
            <text:list-item>
              <text:p text:style-name="P5">Écran : 15 pouces Full HD</text:p>
            </text:list-item>
            <text:list-item>
              <text:p text:style-name="P5">Système d'exploitation : Windows 10/11 / <text:span text:style-name="T1">Mac </text:span>ou <text:span text:style-name="T1">Linux</text:span></text:p>
            </text:list-item>
            <text:list-item>
              <text:p text:style-name="P5">Prix estimé : 1 <text:span text:style-name="T1">0</text:span>00 € par PC</text:p>
            </text:list-item>
          </text:list>
        </text:list-item>
        <text:list-item>
          <text:p text:style-name="P4"><text:span text:style-name="Strong_20_Emphasis">Total pour 8 PC portables :</text:span></text:p>
          <text:list>
            <text:list-item>
              <text:p text:style-name="P4">8 * 1 <text:span text:style-name="T1">0</text:span>00 € = 1<text:span text:style-name="T1">0</text:span> 000 €</text:p>
            </text:list-item>
          </text:list>
        </text:list-item>
      </text:list>
      <text:h text:style-name="Heading_20_4" text:outline-level="4">2. Smartphones pour les Tests</text:h>
      <text:p text:style-name="Text_20_body"><text:span text:style-name="T1">L’équipe de</text:span> développeur a besoin de deux smartphones pour tester l'application sur différentes plateformes (Android et iOS).</text:p>
      <text:list xml:id="list1261971505" text:style-name="L2">
        <text:list-item>
          <text:p text:style-name="P6"><text:span text:style-name="Strong_20_Emphasis">Smartphones Recommandés :</text:span></text:p>
          <text:list>
            <text:list-item>
              <text:p text:style-name="P7">Android : Google Pixel 7 ou Samsung Galaxy S22</text:p>
              <text:list>
                <text:list-item>
                  <text:p text:style-name="P7">Prix estimé : 700 € par téléphone</text:p>
                </text:list-item>
              </text:list>
            </text:list-item>
            <text:list-item>
              <text:p text:style-name="P7">iOS : iPhone 13</text:p>
              <text:list>
                <text:list-item>
                  <text:p text:style-name="P7">Prix estimé : 900 € par téléphone</text:p>
                </text:list-item>
              </text:list>
            </text:list-item>
          </text:list>
        </text:list-item>
        <text:list-item>
          <text:p text:style-name="P6"><text:span text:style-name="Strong_20_Emphasis">Total pour 8 développeurs :</text:span></text:p>
          <text:list>
            <text:list-item>
              <text:p text:style-name="P6">Total pour les smartphones : <text:span text:style-name="T1">700 + 900</text:span> € = <text:span text:style-name="T1">1 600</text:span> €</text:p>
            </text:list-item>
          </text:list>
        </text:list-item>
      </text:list>
      <text:h text:style-name="Heading_20_4" text:outline-level="4">3. PC Puissant pour le Serveur</text:h>
      <text:p text:style-name="Text_20_body">Un PC plus puissant pour héberger les services nécessaires au développement, à la gestion des versions et aux tests intensifs.</text:p>
      <text:list xml:id="list4115993214" text:style-name="L3">
        <text:list-item>
          <text:p text:style-name="P9"><text:span text:style-name="Strong_20_Emphasis">Configuration Recommandée :</text:span></text:p>
          <text:list>
            <text:list-item>
              <text:p text:style-name="P9">Processeur : Intel Xeon ou AMD Ryzen Threadripper</text:p>
            </text:list-item>
            <text:list-item>
              <text:p text:style-name="P9">RAM : 64 Go</text:p>
            </text:list-item>
            <text:list-item>
              <text:p text:style-name="P9">Stockage : SSD 2 To</text:p>
            </text:list-item>
            <text:list-item>
              <text:p text:style-name="P9">Carte graphique : NVIDIA GeForce RTX 3080 ou équivalent</text:p>
            </text:list-item>
            <text:list-item>
              <text:p text:style-name="P9">Système d'exploitation : Linux ou Windows Server</text:p>
            </text:list-item>
            <text:list-item>
              <text:p text:style-name="P8">Prix estimé : <text:span text:style-name="T1">4 5</text:span>00 €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4" text:outline-level="4"><text:soft-page-break/>Total du Budget Hardwa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Item</text:p>
            </table:table-cell>
            <table:table-cell table:style-name="Tableau1.A1" office:value-type="string">
              <text:p text:style-name="Table_20_Heading">Quantité</text:p>
            </table:table-cell>
            <table:table-cell table:style-name="Tableau1.A1" office:value-type="string">
              <text:p text:style-name="Table_20_Heading">Prix Unitaire</text:p>
            </table:table-cell>
            <table:table-cell table:style-name="Tableau1.A1" office:value-type="string">
              <text:p text:style-name="Table_20_Heading">Total</text:p>
            </table:table-cell>
          </table:table-row>
        </table:table-header-rows>
        <table:table-row>
          <table:table-cell table:style-name="Tableau1.A1" office:value-type="string">
            <text:p text:style-name="Table_20_Contents">PC Portable pour le Développement</text:p>
          </table:table-cell>
          <table:table-cell table:style-name="Tableau1.A1" office:value-type="string">
            <text:p text:style-name="Table_20_Contents">8</text:p>
          </table:table-cell>
          <table:table-cell table:style-name="Tableau1.A1" office:value-type="string">
            <text:p text:style-name="Table_20_Contents">1 500 €</text:p>
          </table:table-cell>
          <table:table-cell table:style-name="Tableau1.A1" office:value-type="string">
            <text:p text:style-name="Table_20_Contents">12 000 €</text:p>
          </table:table-cell>
        </table:table-row>
        <table:table-row>
          <table:table-cell table:style-name="Tableau1.A1" office:value-type="string">
            <text:p text:style-name="Table_20_Contents">Smartphones Android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Table_20_Contents">700 €</text:p>
          </table:table-cell>
          <table:table-cell table:style-name="Tableau1.A1" office:value-type="string">
            <text:p text:style-name="Table_20_Contents"><text:span text:style-name="T1">7</text:span>00 €</text:p>
          </table:table-cell>
        </table:table-row>
        <table:table-row>
          <table:table-cell table:style-name="Tableau1.A1" office:value-type="string">
            <text:p text:style-name="Table_20_Contents">Smartphones iOS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Table_20_Contents">900 €</text:p>
          </table:table-cell>
          <table:table-cell table:style-name="Tableau1.A1" office:value-type="string">
            <text:p text:style-name="Table_20_Contents"><text:span text:style-name="T1">9</text:span>00 €</text:p>
          </table:table-cell>
        </table:table-row>
        <table:table-row>
          <table:table-cell table:style-name="Tableau1.A1" office:value-type="string">
            <text:p text:style-name="Table_20_Contents">PC Puissant pour le Serveur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5 000 €</text:p>
          </table:table-cell>
          <table:table-cell table:style-name="Tableau1.A1" office:value-type="string">
            <text:p text:style-name="Table_20_Contents"><text:span text:style-name="T1">4 </text:span>500 €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otal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Table_20_Contents"><text:span text:style-name="Strong_20_Emphasis"><text:span text:style-name="T1">18 1</text:span></text:span><text:span text:style-name="Strong_20_Emphasis">00 €</text:span></text:p>
          </table:table-cell>
        </table:table-row>
      </table:table>
      <text:h text:style-name="Heading_20_3" text:outline-level="3"/>
      <text:h text:style-name="Heading_20_3" text:outline-level="3">Détail du Budget</text:h>
      <text:list xml:id="list2943328536" text:style-name="L4">
        <text:list-item>
          <text:p text:style-name="P11"><text:span text:style-name="Strong_20_Emphasis">PC Portable pour le Développement :</text:span> 12 000 €</text:p>
        </text:list-item>
        <text:list-item>
          <text:p text:style-name="P11"><text:span text:style-name="Strong_20_Emphasis">Smartphones pour les Tests :</text:span> <text:span text:style-name="T1">1 600</text:span>€</text:p>
        </text:list-item>
        <text:list-item>
          <text:p text:style-name="P10"><text:span text:style-name="Strong_20_Emphasis">PC Puissant pour le Serveur :</text:span> <text:span text:style-name="T1">4 5</text:span>00 €</text:p>
        </text:list-item>
      </text:list>
      <text:h text:style-name="Heading_20_3" text:outline-level="3">Total : <text:span text:style-name="T1">18 1</text:span>00 €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6:24:13.529544472</meta:creation-date>
    <dc:date>2024-06-15T16:29:47.373177176</dc:date>
    <meta:editing-duration>PT5M34S</meta:editing-duration>
    <meta:editing-cycles>1</meta:editing-cycles>
    <meta:document-statistic meta:table-count="1" meta:image-count="0" meta:object-count="0" meta:page-count="2" meta:paragraph-count="58" meta:word-count="332" meta:character-count="1581" meta:non-whitespace-character-count="1333"/>
    <meta:generator>LibreOffice/7.3.7.2$Linux_X86_64 LibreOffice_project/30$Build-2</meta:generator>
  </office:meta>
</office:document-meta>
</file>